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21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6.221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ff"/>
    </style:style>
    <style:style style:name="P3" style:family="paragraph" style:parent-style-name="Standard">
      <style:paragraph-properties fo:text-align="center" style:justify-single-word="false"/>
      <style:text-properties officeooo:paragraph-rsid="0030b462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language="fr" fo:country="FR" style:text-underline-style="none" officeooo:rsid="002cdcf1" officeooo:paragraph-rsid="002cdcf1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30b462" officeooo:paragraph-rsid="0030b462" style:font-weight-asian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31e517"/>
    </style:style>
    <style:style style:name="P7" style:family="paragraph" style:parent-style-name="Text_20_body" style:master-page-name="Standard">
      <style:paragraph-properties style:page-number="auto"/>
    </style:style>
    <style:style style:name="P8" style:family="paragraph" style:parent-style-name="Standard">
      <style:paragraph-properties fo:text-align="center" style:justify-single-word="false"/>
      <style:text-properties officeooo:rsid="0037852f"/>
    </style:style>
    <style:style style:name="T1" style:family="text">
      <style:text-properties fo:font-weight="normal" officeooo:rsid="0030b462" style:font-weight-asian="normal" style:font-weight-complex="normal"/>
    </style:style>
    <style:style style:name="T2" style:family="text">
      <style:text-properties style:use-window-font-color="true" loext:opacity="0%" style:font-name="Calibri" fo:font-size="11pt" fo:language="fr" fo:country="FR" fo:font-weight="normal" officeooo:rsid="0030b462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3" style:family="text">
      <style:text-properties style:use-window-font-color="true" loext:opacity="0%" style:font-name="Calibri" fo:font-size="11pt" fo:language="fr" fo:country="FR" style:text-underline-style="none" officeooo:rsid="00355e3c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fo:language="fr" fo:country="FR" style:text-underline-style="none" officeooo:rsid="0031e517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5" style:family="text">
      <style:text-properties style:use-window-font-color="true" loext:opacity="0%" style:font-name="Calibri" fo:font-size="11pt" fo:language="fr" fo:country="FR" style:text-underline-style="none" officeooo:rsid="00362985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6" style:family="text">
      <style:text-properties fo:color="#000000" loext:opacity="100%" fo:font-size="14pt" officeooo:rsid="001a79ff" style:font-size-asian="14pt" style:font-size-complex="14pt"/>
    </style:style>
    <style:style style:name="T7" style:family="text">
      <style:text-properties fo:color="#000000" loext:opacity="100%" fo:font-size="14pt" officeooo:rsid="002c0a2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6">Chapitre <text:s/></text:span><text:span text:style-name="T7">2 : Composition de l’air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4"/>
            <text:p text:style-name="P4">Connaître les deux principaux gaz qui composent l’atmosphère et leurs proportions respectives.</text:p>
            <text:p text:style-name="P6"><text:span text:style-name="T3">Connaître les</text:span><text:span text:style-name="T4"> les principaux gaz à effet de serre.</text:span></text:p>
            <text:p text:style-name="P6"><text:span text:style-name="T5">Savoir à</text:span><text:span text:style-name="T4"> quoi est du l’augmentation de la proportion de C02 dans l’atmosphère et quels sont ses effets ?</text:span>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5"/>
            <text:p text:style-name="P3"><text:span text:style-name="T1">Utiliser une proportion pour déterminer sur un volume d’air donné, quel <text:s/>volume est composé d</text:span><text:span text:style-name="T2">e </text:span><text:span text:style-name="T1">diazote et quel volume est composé de dioxygène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07T10:35:00</meta:creation-date>
    <dc:date>2020-10-26T23:19:35.247864104</dc:date>
    <meta:print-date>2018-02-01T13:55:00</meta:print-date>
    <meta:editing-cycles>27</meta:editing-cycles>
    <meta:editing-duration>PT2H51M58S</meta:editing-duration>
    <meta:generator>LibreOffice/7.0.2.2$Linux_X86_64 LibreOffice_project/00$Build-2</meta:generator>
    <meta:document-statistic meta:table-count="1" meta:image-count="0" meta:object-count="0" meta:page-count="1" meta:paragraph-count="7" meta:word-count="85" meta:character-count="484" meta:non-whitespace-character-count="404"/>
  </office:meta>
</office:document-meta>
</file>